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0033100523502</text:p>
          </table:table-cell>
          <table:table-cell office:value-type="string" calcext:value-type="string">
            <text:p>2025-01-10 15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6496" calcext:value-type="float">
            <text:p>48.92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33100523502</text:p>
          </table:table-cell>
          <table:table-cell office:value-type="string" calcext:value-type="string">
            <text:p>2025-01-02 21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6496" calcext:value-type="float">
            <text:p>48.92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33100523502</text:p>
          </table:table-cell>
          <table:table-cell office:value-type="string" calcext:value-type="string">
            <text:p>2024-01-11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2472" calcext:value-type="float">
            <text:p>47.97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33100523502</text:p>
          </table:table-cell>
          <table:table-cell office:value-type="string" calcext:value-type="string">
            <text:p>2023-01-03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3184" calcext:value-type="float">
            <text:p>47.57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33100523502</text:p>
          </table:table-cell>
          <table:table-cell office:value-type="string" calcext:value-type="string">
            <text:p>2022-01-14 19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964" calcext:value-type="float">
            <text:p>46.64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33100523502</text:p>
          </table:table-cell>
          <table:table-cell office:value-type="string" calcext:value-type="string">
            <text:p>2021-01-04 19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6032" calcext:value-type="float">
            <text:p>45.97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33100523502</text:p>
          </table:table-cell>
          <table:table-cell office:value-type="string" calcext:value-type="string">
            <text:p>2020-08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0072" calcext:value-type="float">
            <text:p>47.82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33100523502</text:p>
          </table:table-cell>
          <table:table-cell office:value-type="string" calcext:value-type="string">
            <text:p>2020-01-03 20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5576" calcext:value-type="float">
            <text:p>45.37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33100523502</text:p>
          </table:table-cell>
          <table:table-cell office:value-type="string" calcext:value-type="string">
            <text:p>2018-12-31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8664" calcext:value-type="float">
            <text:p>45.69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33100523502</text:p>
          </table:table-cell>
          <table:table-cell office:value-type="string" calcext:value-type="string">
            <text:p>2018-01-02 21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0752" calcext:value-type="float">
            <text:p>45.64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33100523502</text:p>
          </table:table-cell>
          <table:table-cell office:value-type="string" calcext:value-type="string">
            <text:p>2017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1792" calcext:value-type="float">
            <text:p>46.34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33100523502</text:p>
          </table:table-cell>
          <table:table-cell office:value-type="string" calcext:value-type="string">
            <text:p>2016-01-05 07:23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6784" calcext:value-type="float">
            <text:p>45.89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33100523502</text:p>
          </table:table-cell>
          <table:table-cell office:value-type="string" calcext:value-type="string">
            <text:p>2015-01-20 16:39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5864" calcext:value-type="float">
            <text:p>42.3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1" meta:object-count="0"/>
    <meta:user-defined meta:name="AppVersion">3.0</meta:user-defined>
  </office:meta>
</office:document-meta>
</file>